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Image Dimensions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Processes</text:p>
          </table:table-cell>
          <table:table-cell table:style-name="ce1" office:value-type="string" calcext:value-type="string">
            <text:p>1920x1080</text:p>
          </table:table-cell>
          <table:table-cell table:style-name="ce1" office:value-type="string" calcext:value-type="string">
            <text:p>2560x1600</text:p>
          </table:table-cell>
          <table:table-cell table:style-name="ce1" office:value-type="string" calcext:value-type="string">
            <text:p>2880x2560</text:p>
          </table:table-cell>
          <table:table-cell table:style-name="ce1" office:value-type="string" calcext:value-type="string">
            <text:p>3840x21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.05" calcext:value-type="float">
            <text:p>22.05</text:p>
          </table:table-cell>
          <table:table-cell office:value-type="float" office:value="37.727" calcext:value-type="float">
            <text:p>37.727</text:p>
          </table:table-cell>
          <table:table-cell office:value-type="float" office:value="72.766" calcext:value-type="float">
            <text:p>72.766</text:p>
          </table:table-cell>
          <table:table-cell office:value-type="float" office:value="119.575" calcext:value-type="float">
            <text:p>119.5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132" calcext:value-type="float">
            <text:p>15.132</text:p>
          </table:table-cell>
          <table:table-cell office:value-type="float" office:value="22.117" calcext:value-type="float">
            <text:p>22.117</text:p>
          </table:table-cell>
          <table:table-cell office:value-type="float" office:value="48.571" calcext:value-type="float">
            <text:p>48.571</text:p>
          </table:table-cell>
          <table:table-cell office:value-type="float" office:value="82.787" calcext:value-type="float">
            <text:p>82.7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386" calcext:value-type="float">
            <text:p>11.386</text:p>
          </table:table-cell>
          <table:table-cell office:value-type="float" office:value="16.935" calcext:value-type="float">
            <text:p>16.935</text:p>
          </table:table-cell>
          <table:table-cell office:value-type="float" office:value="25.652" calcext:value-type="float">
            <text:p>25.652</text:p>
          </table:table-cell>
          <table:table-cell office:value-type="float" office:value="61.476" calcext:value-type="float">
            <text:p>61.4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87" calcext:value-type="float">
            <text:p>10.087</text:p>
          </table:table-cell>
          <table:table-cell office:value-type="float" office:value="14.236" calcext:value-type="float">
            <text:p>14.236</text:p>
          </table:table-cell>
          <table:table-cell office:value-type="float" office:value="39.178" calcext:value-type="float">
            <text:p>39.178</text:p>
          </table:table-cell>
          <table:table-cell office:value-type="float" office:value="44.997" calcext:value-type="float">
            <text:p>44.9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36" calcext:value-type="float">
            <text:p>8.036</text:p>
          </table:table-cell>
          <table:table-cell office:value-type="float" office:value="10.115" calcext:value-type="float">
            <text:p>10.115</text:p>
          </table:table-cell>
          <table:table-cell office:value-type="float" office:value="29.294" calcext:value-type="float">
            <text:p>29.294</text:p>
          </table:table-cell>
          <table:table-cell office:value-type="float" office:value="25.074" calcext:value-type="float">
            <text:p>25.0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759" calcext:value-type="float">
            <text:p>6.759</text:p>
          </table:table-cell>
          <table:table-cell office:value-type="float" office:value="10.359" calcext:value-type="float">
            <text:p>10.359</text:p>
          </table:table-cell>
          <table:table-cell office:value-type="float" office:value="10.333" calcext:value-type="float">
            <text:p>10.333</text:p>
          </table:table-cell>
          <table:table-cell office:value-type="float" office:value="15.974" calcext:value-type="float">
            <text:p>15.9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.91" calcext:value-type="float">
            <text:p>20.91</text:p>
          </table:table-cell>
          <table:table-cell office:value-type="float" office:value="33.27" calcext:value-type="float">
            <text:p>33.27</text:p>
          </table:table-cell>
          <table:table-cell office:value-type="float" office:value="54.467" calcext:value-type="float">
            <text:p>54.467</text:p>
          </table:table-cell>
          <table:table-cell office:value-type="float" office:value="61.469" calcext:value-type="float">
            <text:p>61.46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Speedup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Image Dimensions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Processes</text:p>
          </table:table-cell>
          <table:table-cell table:style-name="ce1" office:value-type="string" calcext:value-type="string">
            <text:p>1920x1080</text:p>
          </table:table-cell>
          <table:table-cell table:style-name="ce1" office:value-type="string" calcext:value-type="string">
            <text:p>2560x1600</text:p>
          </table:table-cell>
          <table:table-cell table:style-name="ce1" office:value-type="string" calcext:value-type="string">
            <text:p>2880x2560</text:p>
          </table:table-cell>
          <table:table-cell table:style-name="ce1" office:value-type="string" calcext:value-type="string">
            <text:p>3840x216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/[.B5]" office:value-type="float" office:value="1.45717684377478" calcext:value-type="float">
            <text:p>1.45717684377478</text:p>
          </table:table-cell>
          <table:table-cell table:formula="of:=[.C4]/[.C5]" office:value-type="float" office:value="1.70579192476376" calcext:value-type="float">
            <text:p>1.70579192476376</text:p>
          </table:table-cell>
          <table:table-cell table:formula="of:=[.D4]/[.D5]" office:value-type="float" office:value="1.49813674826543" calcext:value-type="float">
            <text:p>1.49813674826543</text:p>
          </table:table-cell>
          <table:table-cell table:formula="of:=[.E4]/[.E5]" office:value-type="float" office:value="1.44436928503267" calcext:value-type="float">
            <text:p>1.444369285032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/[.B6]" office:value-type="float" office:value="1.93658879325487" calcext:value-type="float">
            <text:p>1.93658879325487</text:p>
          </table:table-cell>
          <table:table-cell table:formula="of:=[.C4]/[.C6]" office:value-type="float" office:value="2.22775317390021" calcext:value-type="float">
            <text:p>2.22775317390021</text:p>
          </table:table-cell>
          <table:table-cell table:formula="of:=[.D4]/[.D6]" office:value-type="float" office:value="2.83665990955871" calcext:value-type="float">
            <text:p>2.83665990955871</text:p>
          </table:table-cell>
          <table:table-cell table:formula="of:=[.E4]/[.E6]" office:value-type="float" office:value="1.94506799401392" calcext:value-type="float">
            <text:p>1.945067994013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/[.B7]" office:value-type="float" office:value="2.18598195697432" calcext:value-type="float">
            <text:p>2.18598195697432</text:p>
          </table:table-cell>
          <table:table-cell table:formula="of:=[.C4]/[.C7]" office:value-type="float" office:value="2.6501123911211" calcext:value-type="float">
            <text:p>2.6501123911211</text:p>
          </table:table-cell>
          <table:table-cell table:formula="of:=[.D4]/[.D7]" office:value-type="float" office:value="1.85731788248507" calcext:value-type="float">
            <text:p>1.85731788248507</text:p>
          </table:table-cell>
          <table:table-cell table:formula="of:=[.E4]/[.E7]" office:value-type="float" office:value="2.65739938218103" calcext:value-type="float">
            <text:p>2.65739938218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4]/[.B8]" office:value-type="float" office:value="2.74390243902439" calcext:value-type="float">
            <text:p>2.74390243902439</text:p>
          </table:table-cell>
          <table:table-cell table:formula="of:=[.C4]/[.C8]" office:value-type="float" office:value="3.72980721700445" calcext:value-type="float">
            <text:p>3.72980721700445</text:p>
          </table:table-cell>
          <table:table-cell table:formula="of:=[.D4]/[.D8]" office:value-type="float" office:value="2.48398989554175" calcext:value-type="float">
            <text:p>2.48398989554175</text:p>
          </table:table-cell>
          <table:table-cell table:formula="of:=[.E4]/[.E8]" office:value-type="float" office:value="4.76888410305496" calcext:value-type="float">
            <text:p>4.768884103054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4]/[.B9]" office:value-type="float" office:value="3.26231691078562" calcext:value-type="float">
            <text:p>3.26231691078562</text:p>
          </table:table-cell>
          <table:table-cell table:formula="of:=[.C4]/[.C9]" office:value-type="float" office:value="3.64195385654986" calcext:value-type="float">
            <text:p>3.64195385654986</text:p>
          </table:table-cell>
          <table:table-cell table:formula="of:=[.D4]/[.D9]" office:value-type="float" office:value="7.04209813219781" calcext:value-type="float">
            <text:p>7.04209813219781</text:p>
          </table:table-cell>
          <table:table-cell table:formula="of:=[.E4]/[.E9]" office:value-type="float" office:value="7.48560160260423" calcext:value-type="float">
            <text:p>7.485601602604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4]/[.B10]" office:value-type="float" office:value="1.0545193687231" calcext:value-type="float">
            <text:p>1.0545193687231</text:p>
          </table:table-cell>
          <table:table-cell table:formula="of:=[.C4]/[.C10]" office:value-type="float" office:value="1.13396453261196" calcext:value-type="float">
            <text:p>1.13396453261196</text:p>
          </table:table-cell>
          <table:table-cell table:formula="of:=[.D4]/[.D10]" office:value-type="float" office:value="1.33596489617567" calcext:value-type="float">
            <text:p>1.33596489617567</text:p>
          </table:table-cell>
          <table:table-cell table:formula="of:=[.E4]/[.E10]" office:value-type="float" office:value="1.94528949551807" calcext:value-type="float">
            <text:p>1.94528949551807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Efficiency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Image Dimensions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Processes</text:p>
          </table:table-cell>
          <table:table-cell table:style-name="ce1" office:value-type="string" calcext:value-type="string">
            <text:p>1920x1080</text:p>
          </table:table-cell>
          <table:table-cell table:style-name="ce1" office:value-type="string" calcext:value-type="string">
            <text:p>2560x1600</text:p>
          </table:table-cell>
          <table:table-cell table:style-name="ce1" office:value-type="string" calcext:value-type="string">
            <text:p>2880x2560</text:p>
          </table:table-cell>
          <table:table-cell table:style-name="ce1" office:value-type="string" calcext:value-type="string">
            <text:p>3840x21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]/[.A29]" office:value-type="float" office:value="1" calcext:value-type="float">
            <text:p>1</text:p>
          </table:table-cell>
          <table:table-cell table:formula="of:=[.C16]/[.B29]" office:value-type="float" office:value="1" calcext:value-type="float">
            <text:p>1</text:p>
          </table:table-cell>
          <table:table-cell table:formula="of:=[.D16]/[.C29]" office:value-type="float" office:value="1" calcext:value-type="float">
            <text:p>1</text:p>
          </table:table-cell>
          <table:table-cell table:formula="of:=[.E16]/[.D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7]/[.A30]" office:value-type="float" office:value="0.728588421887391" calcext:value-type="float">
            <text:p>0.728588421887391</text:p>
          </table:table-cell>
          <table:table-cell table:formula="of:=[.C17]/[.A30]" office:value-type="float" office:value="0.852895962381878" calcext:value-type="float">
            <text:p>0.852895962381878</text:p>
          </table:table-cell>
          <table:table-cell table:formula="of:=[.D17]/[.A30]" office:value-type="float" office:value="0.749068374132713" calcext:value-type="float">
            <text:p>0.749068374132713</text:p>
          </table:table-cell>
          <table:table-cell table:formula="of:=[.E17]/[.A30]" office:value-type="float" office:value="0.722184642516337" calcext:value-type="float">
            <text:p>0.7221846425163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8]/[.A31]" office:value-type="float" office:value="0.645529597751625" calcext:value-type="float">
            <text:p>0.645529597751625</text:p>
          </table:table-cell>
          <table:table-cell table:formula="of:=[.C18]/[.A31]" office:value-type="float" office:value="0.742584391300069" calcext:value-type="float">
            <text:p>0.742584391300069</text:p>
          </table:table-cell>
          <table:table-cell table:formula="of:=[.D18]/[.A31]" office:value-type="float" office:value="0.945553303186236" calcext:value-type="float">
            <text:p>0.945553303186236</text:p>
          </table:table-cell>
          <table:table-cell table:formula="of:=[.E18]/[.A31]" office:value-type="float" office:value="0.648355998004641" calcext:value-type="float">
            <text:p>0.6483559980046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9]/[.A32]" office:value-type="float" office:value="0.546495489243581" calcext:value-type="float">
            <text:p>0.546495489243581</text:p>
          </table:table-cell>
          <table:table-cell table:formula="of:=[.C19]/[.A32]" office:value-type="float" office:value="0.662528097780275" calcext:value-type="float">
            <text:p>0.662528097780275</text:p>
          </table:table-cell>
          <table:table-cell table:formula="of:=[.D19]/[.A32]" office:value-type="float" office:value="0.464329470621267" calcext:value-type="float">
            <text:p>0.464329470621267</text:p>
          </table:table-cell>
          <table:table-cell table:formula="of:=[.E19]/[.A32]" office:value-type="float" office:value="0.664349845545259" calcext:value-type="float">
            <text:p>0.6643498455452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]/[.A33]" office:value-type="float" office:value="0.342987804878049" calcext:value-type="float">
            <text:p>0.342987804878049</text:p>
          </table:table-cell>
          <table:table-cell table:formula="of:=[.C20]/[.A33]" office:value-type="float" office:value="0.466225902125556" calcext:value-type="float">
            <text:p>0.466225902125556</text:p>
          </table:table-cell>
          <table:table-cell table:formula="of:=[.D20]/[.A33]" office:value-type="float" office:value="0.310498736942719" calcext:value-type="float">
            <text:p>0.310498736942719</text:p>
          </table:table-cell>
          <table:table-cell table:formula="of:=[.E20]/[.A33]" office:value-type="float" office:value="0.59611051288187" calcext:value-type="float">
            <text:p>0.596110512881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1]/[.A34]" office:value-type="float" office:value="0.203894806924101" calcext:value-type="float">
            <text:p>0.203894806924101</text:p>
          </table:table-cell>
          <table:table-cell table:formula="of:=[.C21]/[.A34]" office:value-type="float" office:value="0.227622116034366" calcext:value-type="float">
            <text:p>0.227622116034366</text:p>
          </table:table-cell>
          <table:table-cell table:formula="of:=[.D21]/[.A34]" office:value-type="float" office:value="0.440131133262363" calcext:value-type="float">
            <text:p>0.440131133262363</text:p>
          </table:table-cell>
          <table:table-cell table:formula="of:=[.E21]/[.A34]" office:value-type="float" office:value="0.467850100162764" calcext:value-type="float">
            <text:p>0.4678501001627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22]/[.A35]" office:value-type="float" office:value="0.0329537302725968" calcext:value-type="float">
            <text:p>0.032953730272597</text:p>
          </table:table-cell>
          <table:table-cell table:formula="of:=[.C22]/[.A35]" office:value-type="float" office:value="0.0354363916441238" calcext:value-type="float">
            <text:p>0.035436391644124</text:p>
          </table:table-cell>
          <table:table-cell table:formula="of:=[.D22]/[.A35]" office:value-type="float" office:value="0.0417489030054896" calcext:value-type="float">
            <text:p>0.04174890300549</text:p>
          </table:table-cell>
          <table:table-cell table:formula="of:=[.E22]/[.A35]" office:value-type="float" office:value="0.0607902967349396" calcext:value-type="float">
            <text:p>0.060790296734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9:46:58.759000000</meta:creation-date>
    <dc:date>2017-04-09T22:55:14.294000000</dc:date>
    <meta:editing-duration>PT56M19S</meta:editing-duration>
    <meta:editing-cycles>11</meta:editing-cycles>
    <meta:generator>LibreOffice/5.3.1.2$Windows_X86_64 LibreOffice_project/e80a0e0fd1875e1696614d24c32df0f95f03deb2</meta:generator>
    <meta:document-statistic meta:table-count="1" meta:cell-count="125" meta:object-count="0"/>
  </office:meta>
</office:document-meta>
</file>